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7in" draw:visible-area-height="0.8969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Dokumentation Globale Header Files, Besprechung Präsenation</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Implementierung Rücklesen nach Setzen (set.cgi) → Sicherheit, SSI Parameter Group und Titel</text:h>
          </table:table-cell>
          <table:covered-table-cell/>
          <table:table-cell table:style-name="Table2.D2"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Hinzufügen der Beispielseiten, Mehtoden zur Kommunikation in ComTask</text:h>
          </table:table-cell>
          <table:covered-table-cell/>
          <table:table-cell table:style-name="Table2.D2" office:value-type="float" office:value="2">
            <text:h text:style-name="P26" text:outline-level="1">2</text:h>
          </table:table-cell>
        </table:table-row>
        <table:table-row table:style-name="Table2.1">
          <table:table-cell table:style-name="Table2.A1" table:number-columns-spanned="2" office:value-type="string">
            <text:p text:style-name="P14">Kalenderwoche: <text:s/>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Besprechung mit Jachs, Implementierung Float, Integer, Time Tag</text:p>
          </table:table-cell>
          <table:covered-table-cell/>
          <table:table-cell table:style-name="Table2.D2" office:value-type="float" office:value="5">
            <text:h text:style-name="P24" text:outline-level="1">5</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Werte auf SD Karte speichern, Logging funktioniert, Zeitspeicherung stabilier</text:h>
          </table:table-cell>
          <table:covered-table-cell/>
          <table:table-cell table:style-name="Table2.D2" office:value-type="float" office:value="4.5">
            <text:h text:style-name="P24" text:outline-level="1">4.5</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HTTP_ROOT implementiert, globaler sd_card Ordner, ENABLE defines in setup.h, DEBUG_GRAPHIC define</text:h>
          </table:table-cell>
          <table:covered-table-cell/>
          <table:table-cell table:style-name="Table2.D2" office:value-type="float" office:value="2">
            <text:h text:style-name="P24" text:outline-level="1">2</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8</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9</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7in" draw:visible-area-height="0.8969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9.odt</text:file-name></text:span><text:span text:style-name="MT3"><text:tab/><text:tab/></text:span><text:span text:style-name="MT3"><text:date style:data-style-name="N30" text:date-value="2010-02-20T11:48:03.99">20.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0T11:48:04</dc:date>
    <meta:print-date>2000-12-19T15:31:00</meta:print-date>
    <meta:editing-cycles>85</meta:editing-cycles>
    <meta:generator>OpenOffice.org/3.1$Unix OpenOffice.org_project/310m19$Build-9420</meta:generator>
    <meta:editing-duration>PT08H41M05S</meta:editing-duration>
    <meta:document-statistic meta:table-count="5" meta:image-count="0" meta:object-count="1" meta:page-count="2" meta:paragraph-count="80" meta:word-count="245" meta:character-count="1862"/>
    <meta:user-defined meta:name="Info 1"/>
    <meta:user-defined meta:name="Info 2"/>
    <meta:user-defined meta:name="Info 3"/>
    <meta:user-defined meta:name="Info 4"/>
  </office:meta>
</office:document-meta>
</file>